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6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7" style:family="paragraph" style:parent-style-name="Standard">
      <style:text-properties fo:color="#000000" style:font-name="Arial1" fo:font-size="11pt" style:font-size-asian="11pt" style:font-size-complex="11pt"/>
    </style:style>
    <style:style style:name="P8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9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0" style:family="paragraph" style:parent-style-name="Texte_20_de_20_saisie">
      <style:text-properties style:font-name="Arial1" fo:font-size="11pt" style:font-size-asian="11pt" style:font-size-complex="11pt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2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style:text-autospace="none"/>
      <style:text-properties fo:color="#000000" style:font-name="Arial1" fo:font-size="11pt" officeooo:paragraph-rsid="00043983" style:font-name-asian="Times New Roman" style:font-size-asian="11pt" style:font-name-complex="Arial1" style:font-size-complex="11pt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adresse_nomcom"/>
        <text:user-field-decl office:value-type="string" office:string-value="" text:name="adresses.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8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9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4">Réf. :<text:span text:style-name="T7"> DPAS/SIS/BADA/SUSPENSION/</text:span><text:span text:style-name="T7"><text:date style:data-style-name="N106" text:date-value="2015-04-21T10:34:09.637000286">2015</text:date></text:span></text:p>
              <text:p text:style-name="P4"><text:span text:style-name="T6"><text:s text:c="10"/>Matricule CAF : </text:span><text:span text:style-name="T6"><text:user-field-get text:name="dossier_matricule"/></text:span></text:p>
              <text:p text:style-name="P4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4"><text:text-input text:description="">Tél. : </text:text-input> <text:user-field-get text:name="user_numtel">user_numtel</text:user-field-get></text:p>
              <text:p text:style-name="P5"/>
              <text:p text:style-name="P5"/>
              <text:p text:style-name="P5"/>
              <text:p text:style-name="P5"/>
              <text:p text:style-name="P2">Bobigny, le <text:date style:data-style-name="N36" text:date-value="2015-04-21T10:34:09.637000286">21/04/2015</text:date></text:p>
            </table:table-cell>
            <table:table-cell table:style-name="Tableau1.B3" office:value-type="string">
              <text:p text:style-name="P18"><text:user-field-get text:name="adresse_numvoie"/> <text:span text:style-name="T9"><text:user-field-get text:name="adresse_typevoie"/></text:span></text:p>
              <text:p text:style-name="P18"><text:span text:style-name="T9"><text:user-field-get text:name="adresses.libtypevoie"/></text:span><text:span text:style-name="T9"> </text:span><text:span text:style-name="T8"><text:user-field-get text:name="adresse_nomvoie"/></text:span></text:p>
              <text:p text:style-name="P6"><text:hidden-paragraph text:condition="ooow:adresse_compladr ==&quot;&quot;" text:is-hidden="true"/><text:user-field-get text:name="adresse_compladr"/></text:p>
              <text:p text:style-name="P6"><text:hidden-paragraph text:condition="ooow:adresse_complideadr ==&quot;&quot;" text:is-hidden="true"/><text:user-field-get text:name="adresse_complideadr"/></text:p>
              <text:p text:style-name="P7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3"><text:user-field-get text:name="personne_qual"/>,</text:p>
        <text:p text:style-name="P3"/>
        <text:p text:style-name="P11">Vous êtes bénéficiaire de l’allocation de Revenu de Solidarité Active (RSA). A ce titre vous avez reçu plusieurs courriers vous informant des services et des actions mis en place pour vous aider à construire et réaliser un parcours d’insertion.</text:p>
        <text:p text:style-name="P11"/>
        <text:p text:style-name="P11">Ces courriers vous indiquaient également les coordonnées d’un service référent se tenant à votre disposition pour vous apporter toute l’information et l‘aide nécessaires afin d’élaborer votre projet et de l’inscrire dans un Contrat d’Engagement Réciproque (CER).</text:p>
        <text:p text:style-name="P11"/>
        <text:p text:style-name="P11">Je vous rappelle le caractère obligatoire de ce contrat.</text:p>
        <text:p text:style-name="P11"/>
        <text:p text:style-name="P11">Nous constatons à ce jour que vous n’avez pas donné suite à ces rappels.</text:p>
        <text:p text:style-name="P14">En l’absence de contrat, votre situation sera soumise à la prochaine réunion de l’Equipe Pluridisciplinaire (EP) afin de recueillir son avis sur une éventuelle suspension ou réduction de votre allocation.</text:p>
        <text:p text:style-name="P14"/>
        <text:p text:style-name="P11">Elle se tiendra le <text:user-field-get style:data-style-name="N79" text:name="commissionep_dateseance">samedi 30 décembre 1899</text:user-field-get> à <text:user-field-get text:name="commissionep_dateseance_time"/> à  l'adresse suivante :</text:p>
        <text:p text:style-name="P11"/>
        <text:p text:style-name="P12"><text:user-field-get text:name="commissionep_lieuseance"/></text:p>
        <text:p text:style-name="P12"><text:user-field-get text:name="commissionep_adresseseance"/></text:p>
        <text:p text:style-name="P12"><text:user-field-get text:name="commissionep_codepostalseance"/> <text:span text:style-name="T10"><text:user-field-get text:name="commissionep_villeseance"/></text:span></text:p>
        <text:p text:style-name="P12"/>
        <text:p text:style-name="P11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cette commission en vous faisant accompagner par la personne de votre choix.</text:p>
        <text:p text:style-name="P13"/>
        <text:p text:style-name="P15">Toutefois, si vous venez de renouveler votre CER ou que vous disposez d'un Projet Personnalisé d'Accès à l'Emploi en cours de validité, votre situation est régularisée et vous ne devez pas tenir compte de ce courrier.</text:p>
        <text:p text:style-name="P15"/>
        <text:p text:style-name="P11">Je vous prie d’agréer, <text:user-field-get text:name="personne_qual"/>, l’expression de mes salutations distinguées.</text:p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21T10:34:09.340000000</dc:date>
    <meta:editing-duration>PT6H9M58S</meta:editing-duration>
    <meta:editing-cycles>102</meta:editing-cycles>
    <meta:generator>LibreOffice/4.3.2.2$Windows_x86 LibreOffice_project/edfb5295ba211bd31ad47d0bad0118690f76407d</meta:generator>
    <meta:printed-by>julien </meta:printed-by>
    <meta:print-date>2011-08-04T08:53:36.88</meta:print-date>
    <dc:creator>linda baitech</dc:creator>
    <meta:document-statistic meta:table-count="1" meta:image-count="0" meta:object-count="0" meta:page-count="1" meta:paragraph-count="24" meta:word-count="276" meta:character-count="1759" meta:non-whitespace-character-count="1482"/>
  </office:meta>
</office:document-meta>
</file>